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subtitle">
      <style:graphic-properties draw:fill-color="#ffffff" fo:min-height="3.123cm"/>
    </style:style>
    <style:style style:name="pr2" style:family="presentation" style:parent-style-name="Forestbird-title">
      <style:graphic-properties fo:min-height="3.506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  <style:paragraph-properties fo:line-height="150%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style:text-position="33% 58%"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123cm" svg:x="1.4cm" svg:y="13.97cm" presentation:class="subtitle" presentation:user-transformed="true">
          <draw:text-box>
            <text:p><text:span text:style-name="T1">Talence, 19 juillet 2018</text:span></text:p>
          </draw:text-box>
        </draw:frame>
        <draw:frame presentation:style-name="pr2" draw:layer="layout" svg:width="25.199cm" svg:height="3.506cm" svg:x="1.524cm" svg:y="7.67cm" presentation:class="title" presentation:user-transformed="true">
          <draw:text-box>
            <text:p>Comité de suivi<text:line-break/><text:span text:style-name="T2">2</text:span><text:span text:style-name="T3">e</text:span><text:span text:style-name="T2"> année</text:span></text:p>
          </draw:text-box>
        </draw:frame>
        <draw:frame presentation:style-name="pr1" draw:text-style-name="P3" draw:layer="layout" svg:width="25.199cm" svg:height="3.123cm" svg:x="1.725cm" svg:y="1.27cm">
          <draw:text-box>
            <text:p text:style-name="P2"><text:span text:style-name="T1">Université de Bordeaux</text:span></text:p>
            <text:p text:style-name="P2"><text:span text:style-name="T1">Ecole doctorale Mathématiques et Inform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s</text:p>
          </draw:text-box>
        </draw:frame>
        <draw:frame presentation:style-name="pr5" draw:layer="layout" svg:width="25.199cm" svg:height="12.179cm" svg:x="1.4cm" svg:y="4.914cm" presentation:class="outlin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22:04:09.540126316</meta:creation-date>
    <meta:editing-duration>PT13M16S</meta:editing-duration>
    <meta:editing-cycles>7</meta:editing-cycles>
    <meta:generator>LibreOffice/6.0.3.2$Linux_X86_64 LibreOffice_project/00m0$Build-2</meta:generator>
    <dc:title>Forestbird</dc:title>
    <dc:date>2018-07-17T22:27:36.899798194</dc:date>
    <meta:document-statistic meta:object-count="71"/>
  </office:meta>
</office:document-meta>
</file>